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erif" svg:font-family="'Liberation Serif', 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04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3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/>
      <style:paragraph-properties fo:text-align="center"/>
      <style:text-properties fo:color="#000000" style:text-outline="false" style:text-line-through-style="none" style:text-line-through-type="none" style:font-name="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Noto Sans Arabic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Noto Sans Arabic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Noto Sans Arabic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51pt solid #000000"/>
      <style:paragraph-properties fo:text-align="center"/>
      <style:text-properties fo:color="#000000" style:text-outline="false" style:text-line-through-style="none" style:text-line-through-type="none" fo:font-size="12pt" fo:language="none" fo:country="none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Noto Sans Arabic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00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text-position="sub 58%"/>
    </style:style>
    <style:style style:name="T3" style:family="text">
      <style:text-properties fo:color="#000000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text-position="super 58%"/>
    </style:style>
    <style:style style:name="T4" style:family="text">
      <style:text-properties fo:color="#000000" style:font-name="Liberation Serif;Times New Roman" style:text-underline-style="none" style:text-underline-color="font-color" style:text-line-through-type="none" style:text-outline="false" fo:text-shadow="none" style:font-name-complex="Liberation Serif;Times New Roman" style:font-size-complex="12pt" style:font-weight-complex="bold" style:font-style-complex="normal"/>
    </style:style>
    <style:style style:name="T5" style:family="text">
      <style:text-properties fo:color="#000000" style:text-underline-style="none" style:text-underline-color="font-color" style:text-line-through-type="none" style:text-outline="false" fo:text-shadow="none" style:font-size-complex="12pt" style:font-weight-complex="bold" style:font-style-complex="normal" fo:font-size="12pt" fo:font-style="normal" style:font-size-asian="12pt" style:font-weight-asian="bold" style:font-style-asian="normal"/>
    </style:style>
    <style:style style:name="T6" style:family="text">
      <style:text-properties fo:color="#000000" style:text-underline-style="none" style:text-underline-color="font-color" style:text-line-through-type="none" style:text-outline="false" fo:text-shadow="none" style:font-size-complex="12pt" style:font-weight-complex="bold" style:font-style-complex="normal" fo:font-size="12pt" fo:font-style="normal" style:font-size-asian="12pt" style:font-weight-asian="bold" style:font-style-asian="normal" style:text-position="sub 58%"/>
    </style:style>
    <style:style style:name="T7" style:family="text">
      <style:text-properties fo:color="#000000" style:text-underline-style="none" style:text-underline-color="font-color" style:text-line-through-type="none" style:text-outline="false" fo:text-shadow="none" style:font-size-complex="12pt" style:font-weight-complex="bold" style:font-style-complex="normal" fo:font-size="12pt" fo:font-style="normal" style:font-size-asian="12pt" style:font-weight-asian="bold" style:font-style-asian="normal" style:text-position="0% 100%"/>
    </style:style>
    <style:style style:name="T8" style:family="text">
      <style:text-properties fo:color="#000000" style:text-underline-style="none" style:text-underline-color="font-color" style:text-line-through-type="none" style:text-outline="false" fo:text-shadow="none" style:font-size-complex="12pt" style:font-weight-complex="bold" style:font-style-complex="normal" fo:font-size="12pt" fo:font-style="normal" style:font-size-asian="12pt" style:font-weight-asian="bold" style:font-style-asian="normal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number-columns-repeated="3" table:default-cell-style-name="ce3"/>
        <table:table-column table:style-name="co2" table:default-cell-style-name="ce5"/>
        <table:table-column table:style-name="co2" table:number-columns-repeated="2" table:default-cell-style-name="ce6"/>
        <table:table-row table:style-name="ro1">
          <table:table-cell table:style-name="ce1" office:value-type="string" calcext:value-type="string">
            <text:p><text:s/>№</text:p>
          </table:table-cell>
          <table:table-cell table:style-name="ce1" office:value-type="string" calcext:value-type="string">
            <text:p><text:span text:style-name="T1">t</text:span><text:span text:style-name="T2">i</text:span><text:span text:style-name="T1">, с</text:span></text:p>
          </table:table-cell>
          <table:table-cell table:style-name="ce1" office:value-type="string" calcext:value-type="string">
            <text:p><text:span text:style-name="T1">T</text:span><text:span text:style-name="T2">i</text:span><text:span text:style-name="T1">, с</text:span></text:p>
          </table:table-cell>
          <table:table-cell table:style-name="ce1" office:value-type="string" calcext:value-type="string">
            <text:p><text:span text:style-name="T1">g</text:span><text:span text:style-name="T2">i</text:span><text:span text:style-name="T1">, м/с</text:span><text:span text:style-name="T3">2</text:span></text:p>
          </table:table-cell>
          <table:table-cell table:style-name="ce4" office:value-type="string" calcext:value-type="string">
            <text:p><text:span text:style-name="T4">|Δ</text:span><text:span text:style-name="T5">g</text:span><text:span text:style-name="T6">i</text:span><text:span text:style-name="T7">|</text:span><text:span text:style-name="T5">, м/с</text:span><text:span text:style-name="T8">2</text:span></text:p>
          </table:table-cell>
          <table:table-cell/>
          <table:table-cell table:style-name="ce7" office:value-type="string" calcext:value-type="string">
            <text:p>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.75" calcext:value-type="float">
            <text:p>18,75</text:p>
          </table:table-cell>
          <table:table-cell table:formula="of:=[.B2] / 10" office:value-type="float" office:value="1.875" calcext:value-type="float">
            <text:p>1,875</text:p>
          </table:table-cell>
          <table:table-cell table:formula="of:=4 * PI()^2*[.$G$2]/[.C2]^2" office:value-type="float" office:value="9.76959240982499" calcext:value-type="float">
            <text:p>9,76959240982499</text:p>
          </table:table-cell>
          <table:table-cell table:formula="of:=ABS([.$D$12] - [.D2])" office:value-type="float" office:value="0.0784689572833965" calcext:value-type="float">
            <text:p>0,078468957283397</text:p>
          </table:table-cell>
          <table:table-cell/>
          <table:table-cell table:style-name="ce8" office:value-type="float" office:value="0.87" calcext:value-type="float">
            <text:p>0,8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.77" calcext:value-type="float">
            <text:p>18,77</text:p>
          </table:table-cell>
          <table:table-cell table:formula="of:=[.B3] / 10" office:value-type="float" office:value="1.877" calcext:value-type="float">
            <text:p>1,877</text:p>
          </table:table-cell>
          <table:table-cell table:formula="of:=4 * PI()^2*[.$G$2]/[.C3]^2" office:value-type="float" office:value="9.74878391219594" calcext:value-type="float">
            <text:p>9,74878391219594</text:p>
          </table:table-cell>
          <table:table-cell table:formula="of:=ABS([.$D$12] - [.D3])" office:value-type="float" office:value="0.0576604596543504" calcext:value-type="float">
            <text:p>0,0576604596543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.84" calcext:value-type="float">
            <text:p>18,84</text:p>
          </table:table-cell>
          <table:table-cell table:formula="of:=[.B4] / 10" office:value-type="float" office:value="1.884" calcext:value-type="float">
            <text:p>1,884</text:p>
          </table:table-cell>
          <table:table-cell table:formula="of:=4 * PI()^2*[.$G$2]/[.C4]^2" office:value-type="float" office:value="9.67647530094498" calcext:value-type="float">
            <text:p>9,67647530094498</text:p>
          </table:table-cell>
          <table:table-cell table:formula="of:=ABS([.$D$12] - [.D4])" office:value-type="float" office:value="0.0146481515966084" calcext:value-type="float">
            <text:p>0,014648151596608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8.94" calcext:value-type="float">
            <text:p>18,94</text:p>
          </table:table-cell>
          <table:table-cell table:formula="of:=[.B5] / 10" office:value-type="float" office:value="1.894" calcext:value-type="float">
            <text:p>1,894</text:p>
          </table:table-cell>
          <table:table-cell table:formula="of:=4 * PI()^2*[.$G$2]/[.C5]^2" office:value-type="float" office:value="9.57456473892182" calcext:value-type="float">
            <text:p>9,57456473892182</text:p>
          </table:table-cell>
          <table:table-cell table:formula="of:=ABS([.$D$12] - [.D5])" office:value-type="float" office:value="0.116558713619767" calcext:value-type="float">
            <text:p>0,116558713619767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.84" calcext:value-type="float">
            <text:p>18,84</text:p>
          </table:table-cell>
          <table:table-cell table:formula="of:=[.B6] / 10" office:value-type="float" office:value="1.884" calcext:value-type="float">
            <text:p>1,884</text:p>
          </table:table-cell>
          <table:table-cell table:formula="of:=4 * PI()^2*[.$G$2]/[.C6]^2" office:value-type="float" office:value="9.67647530094498" calcext:value-type="float">
            <text:p>9,67647530094498</text:p>
          </table:table-cell>
          <table:table-cell table:formula="of:=ABS([.$D$12] - [.D6])" office:value-type="float" office:value="0.0146481515966084" calcext:value-type="float">
            <text:p>0,014648151596608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.77" calcext:value-type="float">
            <text:p>18,77</text:p>
          </table:table-cell>
          <table:table-cell table:formula="of:=[.B7] / 10" office:value-type="float" office:value="1.877" calcext:value-type="float">
            <text:p>1,877</text:p>
          </table:table-cell>
          <table:table-cell table:formula="of:=4 * PI()^2*[.$G$2]/[.C7]^2" office:value-type="float" office:value="9.74878391219594" calcext:value-type="float">
            <text:p>9,74878391219594</text:p>
          </table:table-cell>
          <table:table-cell table:formula="of:=ABS([.$D$12] - [.D7])" office:value-type="float" office:value="0.0576604596543504" calcext:value-type="float">
            <text:p>0,05766045965435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8.85" calcext:value-type="float">
            <text:p>18,85</text:p>
          </table:table-cell>
          <table:table-cell table:formula="of:=[.B8] / 10" office:value-type="float" office:value="1.885" calcext:value-type="float">
            <text:p>1,885</text:p>
          </table:table-cell>
          <table:table-cell table:formula="of:=4 * PI()^2*[.$G$2]/[.C8]^2" office:value-type="float" office:value="9.66621120694326" calcext:value-type="float">
            <text:p>9,66621120694326</text:p>
          </table:table-cell>
          <table:table-cell table:formula="of:=ABS([.$D$12] - [.D8])" office:value-type="float" office:value="0.0249122455983315" calcext:value-type="float">
            <text:p>0,024912245598332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8.87" calcext:value-type="float">
            <text:p>18,87</text:p>
          </table:table-cell>
          <table:table-cell table:formula="of:=[.B9] / 10" office:value-type="float" office:value="1.887" calcext:value-type="float">
            <text:p>1,887</text:p>
          </table:table-cell>
          <table:table-cell table:formula="of:=4 * PI()^2*[.$G$2]/[.C9]^2" office:value-type="float" office:value="9.64573195166296" calcext:value-type="float">
            <text:p>9,64573195166296</text:p>
          </table:table-cell>
          <table:table-cell table:formula="of:=ABS([.$D$12] - [.D9])" office:value-type="float" office:value="0.0453915008786296" calcext:value-type="float">
            <text:p>0,04539150087863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8.85" calcext:value-type="float">
            <text:p>18,85</text:p>
          </table:table-cell>
          <table:table-cell table:formula="of:=[.B10] / 10" office:value-type="float" office:value="1.885" calcext:value-type="float">
            <text:p>1,885</text:p>
          </table:table-cell>
          <table:table-cell table:formula="of:=4 * PI()^2*[.$G$2]/[.C10]^2" office:value-type="float" office:value="9.66621120694326" calcext:value-type="float">
            <text:p>9,66621120694326</text:p>
          </table:table-cell>
          <table:table-cell table:formula="of:=ABS([.$D$12] - [.D10])" office:value-type="float" office:value="0.0249122455983315" calcext:value-type="float">
            <text:p>0,024912245598332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8.78" calcext:value-type="float">
            <text:p>18,78</text:p>
          </table:table-cell>
          <table:table-cell table:formula="of:=[.B11] / 10" office:value-type="float" office:value="1.878" calcext:value-type="float">
            <text:p>1,878</text:p>
          </table:table-cell>
          <table:table-cell table:formula="of:=4 * PI()^2*[.$G$2]/[.C11]^2" office:value-type="float" office:value="9.73840458483777" calcext:value-type="float">
            <text:p>9,73840458483777</text:p>
          </table:table-cell>
          <table:table-cell table:formula="of:=ABS([.$D$12] - [.D11])" office:value-type="float" office:value="0.0472811322961775" calcext:value-type="float">
            <text:p>0,0472811322961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реднее</text:p>
          </table:table-cell>
          <table:table-cell table:formula="of:=AVERAGE([.B2:.B11])" office:value-type="float" office:value="18.826" calcext:value-type="float">
            <text:p>18,826</text:p>
          </table:table-cell>
          <table:table-cell table:formula="of:=AVERAGE([.C2:.C11])" office:value-type="float" office:value="1.8826" calcext:value-type="float">
            <text:p>1,8826</text:p>
          </table:table-cell>
          <table:table-cell table:formula="of:=AVERAGE([.D2:.D11])" office:value-type="float" office:value="9.69112345254159" calcext:value-type="float">
            <text:p>9,69112345254159</text:p>
          </table:table-cell>
          <table:table-cell table:style-name="ce3" table:formula="of:=AVERAGE([.E2:.E11])" office:value-type="float" office:value="0.0482142017776551" calcext:value-type="float">
            <text:p>0,0482142017776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кругленное среднее</text:p>
          </table:table-cell>
          <table:table-cell table:formula="of:=ROUND([.B12]; 2)" office:value-type="float" office:value="18.83" calcext:value-type="float">
            <text:p>18,83</text:p>
          </table:table-cell>
          <table:table-cell table:formula="of:=ROUND([.C12]; 2)" office:value-type="float" office:value="1.88" calcext:value-type="float">
            <text:p>1,88</text:p>
          </table:table-cell>
          <table:table-cell table:formula="of:=ROUND([.D12]; 2)" office:value-type="float" office:value="9.69" calcext:value-type="float">
            <text:p>9,69</text:p>
          </table:table-cell>
          <table:table-cell table:style-name="ce3" table:formula="of:=ROUND([.E12]; 2)" office:value-type="float" office:value="0.05" calcext:value-type="float">
            <text:p>0,0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erif" svg:font-family="'Liberation Serif', 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30T12:26:26.495502934</meta:creation-date>
    <dc:date>2020-10-30T18:18:26.836465806</dc:date>
    <meta:editing-duration>PT5H21M8S</meta:editing-duration>
    <meta:editing-cycles>4</meta:editing-cycles>
    <meta:generator>LibreOffice/7.0.1.2$Linux_X86_64 LibreOffice_project/7cbcfc562f6eb6708b5ff7d7397325de9e764452</meta:generator>
    <meta:document-statistic meta:table-count="1" meta:cell-count="67" meta:object-count="0"/>
  </office:meta>
</office:document-meta>
</file>